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P1" style:family="paragraph" style:parent-style-name="Heading_20_1">
      <style:text-properties officeooo:paragraph-rsid="00107e6a"/>
    </style:style>
    <style:style style:name="P2" style:family="paragraph" style:parent-style-name="Table_20_Contents">
      <style:text-properties officeooo:rsid="001dc967" officeooo:paragraph-rsid="00107e6a"/>
    </style:style>
    <style:style style:name="P3" style:family="paragraph" style:parent-style-name="Heading_20_2">
      <style:text-properties officeooo:paragraph-rsid="00107e6a"/>
    </style:style>
    <style:style style:name="P4" style:family="paragraph" style:parent-style-name="Heading_20_3">
      <style:text-properties officeooo:paragraph-rsid="00107e6a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officeooo:rsid="0014b13f" officeooo:paragraph-rsid="0014b13f"/>
    </style:style>
    <style:style style:name="P7" style:family="paragraph" style:parent-style-name="Standard">
      <style:paragraph-properties fo:text-align="start" style:justify-single-word="false"/>
      <style:text-properties style:font-name="LiberationSerif" fo:font-size="12pt" officeooo:rsid="0014b13f" officeooo:paragraph-rsid="0014b13f" style:font-size-asian="12pt"/>
    </style:style>
    <style:style style:name="P8" style:family="paragraph" style:parent-style-name="Standard">
      <style:paragraph-properties fo:text-align="start" style:justify-single-word="false"/>
      <style:text-properties officeooo:rsid="001524fb" officeooo:paragraph-rsid="001524fb"/>
    </style:style>
    <style:style style:name="P9" style:family="paragraph" style:parent-style-name="Table_20_Contents">
      <style:text-properties officeooo:rsid="0014b13f" officeooo:paragraph-rsid="0014b13f"/>
    </style:style>
    <style:style style:name="P10" style:family="paragraph" style:parent-style-name="Table_20_Contents">
      <style:text-properties officeooo:rsid="001dc967" officeooo:paragraph-rsid="00107e6a"/>
    </style:style>
    <style:style style:name="P11" style:family="paragraph" style:parent-style-name="Table_20_Contents">
      <style:text-properties officeooo:rsid="001524fb" officeooo:paragraph-rsid="001524fb"/>
    </style:style>
    <style:style style:name="P12" style:family="paragraph" style:parent-style-name="Text_20_body">
      <style:text-properties officeooo:rsid="0014b13f" officeooo:paragraph-rsid="0014b13f"/>
    </style:style>
    <style:style style:name="T1" style:family="text">
      <style:text-properties officeooo:rsid="001fe5ba"/>
    </style:style>
    <style:style style:name="T2" style:family="text">
      <style:text-properties officeooo:rsid="0014b13f"/>
    </style:style>
    <style:style style:name="T3" style:family="text">
      <style:text-properties style:font-name="Liberation Sans" fo:font-size="14.1000003814697pt" fo:font-weight="bold" officeooo:rsid="0014b13f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" style:family="text">
      <style:text-properties style:font-name="LiberationSans-Bold" fo:font-size="18pt" fo:font-weight="bold" style:font-size-asian="18pt" style:font-weight-asian="bold"/>
    </style:style>
    <style:style style:name="T5" style:family="text">
      <style:text-properties style:font-name="LiberationSerif" fo:font-size="12pt" style:font-size-asian="12pt"/>
    </style:style>
    <style:style style:name="T6" style:family="text">
      <style:text-properties style:font-name="LiberationSerif" fo:font-size="12pt" officeooo:rsid="0014b13f" style:font-size-asian="12pt"/>
    </style:style>
    <style:style style:name="T7" style:family="text">
      <style:text-properties style:font-name="LiberationSans-BoldItalic" fo:font-size="13.5pt" fo:font-style="italic" fo:font-weight="bold" style:font-size-asian="13.5pt" style:font-style-asian="italic" style:font-weight-asian="bold"/>
    </style:style>
    <style:style style:name="T8" style:family="text">
      <style:text-properties officeooo:rsid="00152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voir sur table – <text:span text:style-name="T1">sujet </text:span><text:span text:style-name="T2">de rattrapage</text:span></text:h>
      <text:h text:style-name="P3" text:outline-level="2"><text:bookmark text:name="yui_3_17_2_1_1666456351704_33"/>L5GEABIM - TD - Analyses bivariées et multivariées - BMaranget</text:h>
      <text:h text:style-name="P4" text:outline-level="3"><text:span text:style-name="T3">7 novembre</text:span> 2022</text:h>
      <text:h text:style-name="Heading_20_2" text:outline-level="2">Méthode</text:h>
      <text:p text:style-name="P5"><text:span text:style-name="T5">Vous avez une source de données à étudier sous l'aspect uni et bivariée.</text:span></text:p>
      <text:p text:style-name="P7">Le rendu est un .pdf avec votre prénom, <text:span text:style-name="T8">pas plus de deux pages.</text:span></text:p>
      <text:p text:style-name="P5"><text:span text:style-name="T5">Imaginez que vous chercher à convaincre un tiers de l'intérêt de votre étude, donc attention à votre style !</text:span></text:p>
      <text:p text:style-name="P8"><text:span text:style-name="T5">(Inutile de mettre des tableaux sans commentaires.)</text:span></text:p>
      <text:h text:style-name="P3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Soins</text:p>
          </table:table-cell>
          <table:table-cell table:style-name="Tableau1.A1" office:value-type="string">
            <text:p text:style-name="P11">3</text:p>
          </table:table-cell>
        </table:table-row>
        <table:table-row>
          <table:table-cell table:style-name="Tableau1.A1" office:value-type="string">
            <text:p text:style-name="P2">Présentation des données</text:p>
          </table:table-cell>
          <table:table-cell table:style-name="Tableau1.A1" office:value-type="string">
            <text:p text:style-name="P11">6</text:p>
          </table:table-cell>
        </table:table-row>
        <table:table-row>
          <table:table-cell table:style-name="Tableau1.A1" office:value-type="string">
            <text:p text:style-name="P2">Analyse univariée</text:p>
          </table:table-cell>
          <table:table-cell table:style-name="Tableau1.A1" office:value-type="string">
            <text:p text:style-name="P11">6</text:p>
          </table:table-cell>
        </table:table-row>
        <table:table-row>
          <table:table-cell table:style-name="Tableau1.A1" office:value-type="string">
            <text:p text:style-name="P2">Analyse bi-variée</text:p>
          </table:table-cell>
          <table:table-cell table:style-name="Tableau1.A1" office:value-type="string">
            <text:p text:style-name="P11">5</text:p>
          </table:table-cell>
        </table:table-row>
        <table:table-row>
          <table:table-cell table:style-name="Tableau1.A1" office:value-type="string">
            <text:p text:style-name="P9">Pénalité retard</text:p>
          </table:table-cell>
          <table:table-cell table:style-name="Tableau1.A1" office:value-type="string">
            <text:p text:style-name="P2">-<text:span text:style-name="T2">1</text:span></text:p>
          </table:table-cell>
        </table:table-row>
      </table:table>
      <text:h text:style-name="Heading_20_2" text:outline-level="2">Sources</text:h>
      <text:p text:style-name="Text_20_body"><text:a xlink:type="simple" xlink:href="https://ec.europa.eu/eurostat/databrowser/view/ef_lus_unglass/default/table?lang=fr" text:style-name="Internet_20_link" text:visited-style-name="Visited_20_Internet_20_Link">https://ec.europa.eu/eurostat/databrowser/view/ef_lus_unglass/default/table?lang=fr</text:a></text:p>
      <text:p text:style-name="P12">(La télécharger au format tableur)</text:p>
      <text:h text:style-name="Heading_20_2" text:outline-level="2">Première approche</text:h>
      <text:p text:style-name="P5"><text:span text:style-name="T5">Expliquer les variables</text:span></text:p>
      <text:p text:style-name="P5"><text:span text:style-name="T5">De quel type sont les variables ? De quel type est le tableau ?</text:span></text:p>
      <text:p text:style-name="P5"><text:span text:style-name="T5">Télécharger les variables et les mettre en forme de façon à obtenir un tableau .csv</text:span></text:p>
      <text:h text:style-name="Heading_20_2" text:outline-level="2">Statistique univariée</text:h>
      <text:p text:style-name="P5"><text:span text:style-name="T5">Etude de la variable SAU. Caractériser la distribution avec les valeurs centrales</text:span></text:p>
      <text:p text:style-name="P5"><text:span text:style-name="T5">et celles de dispersion.</text:span></text:p>
      <text:p text:style-name="P5"><text:span text:style-name="T5">Faire un graphique des fréquences et commenter la distribution</text:span></text:p>
      <text:h text:style-name="Heading_20_2" text:outline-level="2">Statistique bi-variée</text:h>
      <text:p text:style-name="P5"><text:span text:style-name="T5">Faut-il conserver la variable SAU ? Pourquoi ?</text:span></text:p>
      <text:p text:style-name="P6"><text:span text:style-name="T5">Faire l'analyse bi-variée de la donné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3:06:51.623000000</meta:creation-date>
    <dc:date>2022-11-05T22:29:40.090000000</dc:date>
    <meta:editing-duration>PT7M23S</meta:editing-duration>
    <meta:editing-cycles>4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33" meta:word-count="172" meta:character-count="1110" meta:non-whitespace-character-count="970"/>
  </office:meta>
</office:document-meta>
</file>